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ce4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 table:number-rows-repeated="3">
          <table:table-cell table:number-columns-repeated="10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" office:value-type="string">
            <text:p>U [V]</text:p>
          </table:table-cell>
          <table:table-cell table:style-name="ce1" office:value-type="string">
            <text:p>V [V]</text:p>
          </table:table-cell>
          <table:table-cell table:style-name="ce1" office:value-type="string">
            <text:p>λ</text:p>
          </table:table-cell>
          <table:table-cell table:style-name="ce1" office:value-type="string">
            <text:p>x<text:span text:style-name="T1">s </text:span><text:span text:style-name="T2">[cm]</text:span></text:p>
          </table:table-cell>
          <table:table-cell table:style-name="ce1" office:value-type="string">
            <text:p>r [cm]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float" office:value="4.37">
            <text:p>4,37</text:p>
          </table:table-cell>
          <table:table-cell table:style-name="ce2" office:value-type="float" office:value="0.5">
            <text:p>0,5</text:p>
          </table:table-cell>
          <table:table-cell table:style-name="ce2" table:formula="of:=EXP(([.D5]-[.C5]/2)*([.$G$18]/[.C5]))" office:value-type="float" office:value="0.0947466298563787">
            <text:p>0,09</text:p>
          </table:table-cell>
          <table:table-cell table:style-name="ce2" table:formula="of:=[.$C$19]*(([.E5]^2 + 1)/([.E5]^2-1))" office:value-type="float" office:value="-7.55141185243789">
            <text:p>-7,55</text:p>
          </table:table-cell>
          <table:table-cell table:style-name="ce3" table:formula="of:=SQRT([.F5]^2 - 7.4^2)" office:value-type="float" office:value="1.50459993524506">
            <text:p>1,5</text:p>
          </table:table-cell>
          <table:table-cell table:number-columns-repeated="3"/>
          <table:table-cell table:style-name="ce1" office:value-type="string">
            <text:p>V[V]</text:p>
          </table:table-cell>
          <table:table-cell table:style-name="ce1" office:value-type="string">
            <text:p>DD'/CC'</text:p>
          </table:table-cell>
        </table:table-row>
        <table:table-row table:style-name="ro1">
          <table:table-cell table:number-columns-repeated="2"/>
          <table:table-cell table:style-name="ce2" office:value-type="float" office:value="4.37">
            <text:p>4,37</text:p>
          </table:table-cell>
          <table:table-cell table:style-name="ce2" office:value-type="float" office:value="1">
            <text:p>1</text:p>
          </table:table-cell>
          <table:table-cell table:style-name="ce2" table:formula="of:=EXP(([.D6]-[.C6]/2)*([.$G$18]/[.C6]))" office:value-type="float" office:value="0.190657567019223">
            <text:p>0,19</text:p>
          </table:table-cell>
          <table:table-cell table:style-name="ce2" table:formula="of:=[.$C$19]*(([.E6]^2 + 1)/([.E6]^2-1))" office:value-type="float" office:value="-7.97660496589155">
            <text:p>-7,98</text:p>
          </table:table-cell>
          <table:table-cell table:style-name="ce3" table:formula="of:=SQRT([.F6]^2 - 7.4^2)" office:value-type="float" office:value="2.97762099366016">
            <text:p>3,0</text:p>
          </table:table-cell>
          <table:table-cell table:number-columns-repeated="3"/>
          <table:table-cell office:value-type="float" office:value="3.95">
            <text:p>3,9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.37">
            <text:p>4,37</text:p>
          </table:table-cell>
          <table:table-cell table:style-name="ce2" office:value-type="float" office:value="1.5">
            <text:p>1,5</text:p>
          </table:table-cell>
          <table:table-cell table:style-name="ce2" table:formula="of:=EXP(([.D7]-[.C7]/2)*([.$G$18]/[.C7]))" office:value-type="float" office:value="0.383658056405709">
            <text:p>0,38</text:p>
          </table:table-cell>
          <table:table-cell table:style-name="ce2" table:formula="of:=[.$C$19]*(([.E7]^2 + 1)/([.E7]^2-1))" office:value-type="float" office:value="-9.97738820605252">
            <text:p>-9,98</text:p>
          </table:table-cell>
          <table:table-cell table:style-name="ce3" table:formula="of:=SQRT([.F7]^2 - 7.4^2)" office:value-type="float" office:value="6.69240430744258">
            <text:p>6,7</text:p>
          </table:table-cell>
          <table:table-cell table:number-columns-repeated="3"/>
          <table:table-cell office:value-type="float" office:value="3.82">
            <text:p>3,82</text:p>
          </table:table-cell>
          <table:table-cell table:formula="of:=SQRT(([.K7]+[.K8])/2)/SQRT(([.K7]+[.K6])/2)" office:value-type="float" office:value="0.968619604501137">
            <text:p>0,97</text:p>
          </table:table-cell>
        </table:table-row>
        <table:table-row table:style-name="ro1">
          <table:table-cell table:number-columns-repeated="2"/>
          <table:table-cell table:style-name="ce2" office:value-type="float" office:value="4.37">
            <text:p>4,37</text:p>
          </table:table-cell>
          <table:table-cell table:style-name="ce2" office:value-type="float" office:value="2">
            <text:p>2</text:p>
          </table:table-cell>
          <table:table-cell table:style-name="ce2" table:formula="of:=EXP(([.D8]-[.C8]/2)*([.$G$18]/[.C8]))" office:value-type="float" office:value="0.772030748877467">
            <text:p>0,77</text:p>
          </table:table-cell>
          <table:table-cell table:style-name="ce2" table:formula="of:=[.$C$19]*(([.E8]^2 + 1)/([.E8]^2-1))" office:value-type="float" office:value="-29.3038455664981">
            <text:p>-29,3</text:p>
          </table:table-cell>
          <table:table-cell table:style-name="ce3" table:formula="of:=SQRT([.F8]^2 - 7.4^2)" office:value-type="float" office:value="28.3541066687909">
            <text:p>28,4</text:p>
          </table:table-cell>
          <table:table-cell table:number-columns-repeated="3"/>
          <table:table-cell office:value-type="float" office:value="3.47">
            <text:p>3,47</text:p>
          </table:table-cell>
          <table:table-cell table:formula="of:=SQRT(([.K8]+[.K9])/2)/SQRT(([.K8]+[.K7])/2)" office:value-type="float" office:value="0.944262872887553">
            <text:p>0,94</text:p>
          </table:table-cell>
        </table:table-row>
        <table:table-row table:style-name="ro1">
          <table:table-cell table:number-columns-repeated="2"/>
          <table:table-cell table:style-name="ce2" office:value-type="float" office:value="4.37">
            <text:p>4,37</text:p>
          </table:table-cell>
          <table:table-cell table:style-name="ce2" office:value-type="float" office:value="2.5">
            <text:p>2,5</text:p>
          </table:table-cell>
          <table:table-cell table:style-name="ce2" table:formula="of:=EXP(([.D9]-[.C9]/2)*([.$G$18]/[.C9]))" office:value-type="float" office:value="1.55354870635641">
            <text:p>1,55</text:p>
          </table:table-cell>
          <table:table-cell table:style-name="ce2" table:formula="of:=[.$C$19]*(([.E9]^2 + 1)/([.E9]^2-1))" office:value-type="float" office:value="17.9115157779496">
            <text:p>17,91</text:p>
          </table:table-cell>
          <table:table-cell table:style-name="ce3" table:formula="of:=SQRT([.F9]^2 - 7.4^2)" office:value-type="float" office:value="16.3114192351167">
            <text:p>16,3</text:p>
          </table:table-cell>
          <table:table-cell table:number-columns-repeated="3"/>
          <table:table-cell office:value-type="float" office:value="3.03">
            <text:p>3,03</text:p>
          </table:table-cell>
          <table:table-cell table:formula="of:=SQRT(([.K9]+[.K10])/2)/SQRT(([.K9]+[.K8])/2)" office:value-type="float" office:value="0.930673866697591">
            <text:p>0,93</text:p>
          </table:table-cell>
        </table:table-row>
        <table:table-row table:style-name="ro1">
          <table:table-cell table:number-columns-repeated="2"/>
          <table:table-cell table:style-name="ce2" office:value-type="float" office:value="4.37">
            <text:p>4,37</text:p>
          </table:table-cell>
          <table:table-cell table:style-name="ce2" office:value-type="float" office:value="3">
            <text:p>3</text:p>
          </table:table-cell>
          <table:table-cell table:style-name="ce2" table:formula="of:=EXP(([.D10]-[.C10]/2)*([.$G$18]/[.C10]))" office:value-type="float" office:value="3.12618841481497">
            <text:p>3,13</text:p>
          </table:table-cell>
          <table:table-cell table:style-name="ce2" table:formula="of:=[.$C$19]*(([.E10]^2 + 1)/([.E10]^2-1))" office:value-type="float" office:value="9.10790988423057">
            <text:p>9,11</text:p>
          </table:table-cell>
          <table:table-cell table:style-name="ce3" table:formula="of:=SQRT([.F10]^2 - 7.4^2)" office:value-type="float" office:value="5.30980437109173">
            <text:p>5,3</text:p>
          </table:table-cell>
          <table:table-cell table:number-columns-repeated="3"/>
          <table:table-cell office:value-type="float" office:value="2.6">
            <text:p>2,6</text:p>
          </table:table-cell>
          <table:table-cell table:formula="of:=SQRT(([.K10]+[.K11])/2)/SQRT(([.K10]+[.K9])/2)" office:value-type="float" office:value="0.897005082053123">
            <text:p>0,9</text:p>
          </table:table-cell>
        </table:table-row>
        <table:table-row table:style-name="ro1">
          <table:table-cell table:number-columns-repeated="2"/>
          <table:table-cell table:style-name="ce2" office:value-type="float" office:value="4.37">
            <text:p>4,37</text:p>
          </table:table-cell>
          <table:table-cell table:style-name="ce2" office:value-type="float" office:value="3.5">
            <text:p>3,5</text:p>
          </table:table-cell>
          <table:table-cell table:style-name="ce2" table:formula="of:=EXP(([.D11]-[.C11]/2)*([.$G$18]/[.C11]))" office:value-type="float" office:value="6.29079343630264">
            <text:p>6,29</text:p>
          </table:table-cell>
          <table:table-cell table:style-name="ce2" table:formula="of:=[.$C$19]*(([.E11]^2 + 1)/([.E11]^2-1))" office:value-type="float" office:value="7.80160205443967">
            <text:p>7,8</text:p>
          </table:table-cell>
          <table:table-cell table:style-name="ce3" table:formula="of:=SQRT([.F11]^2 - 7.4^2)" office:value-type="float" office:value="2.47082873057548">
            <text:p>2,5</text:p>
          </table:table-cell>
          <table:table-cell table:number-columns-repeated="3"/>
          <table:table-cell office:value-type="float" office:value="1.93">
            <text:p>1,93</text:p>
          </table:table-cell>
          <table:table-cell table:formula="of:=SQRT(([.K11]+[.K12])/2)/SQRT(([.K11]+[.K10])/2)" office:value-type="float" office:value="0.862513396895028">
            <text:p>0,86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office:value-type="float" office:value="1.44">
            <text:p>1,44</text:p>
          </table:table-cell>
          <table:table-cell table:formula="of:=SQRT(([.K12]+[.K13])/2)/SQRT(([.K12]+[.K11])/2)" office:value-type="float" office:value="0.826131092262223">
            <text:p>0,83</text:p>
          </table:table-cell>
        </table:table-row>
        <table:table-row table:style-name="ro1">
          <table:table-cell table:number-columns-repeated="10"/>
          <table:table-cell office:value-type="float" office:value="0.86">
            <text:p>0,86</text:p>
          </table:table-cell>
          <table:table-cell table:formula="of:=SQRT(([.K13]+[.K14])/2)/SQRT(([.K13]+[.K12])/2)" office:value-type="float" office:value="0.782970930661458">
            <text:p>0,78</text:p>
          </table:table-cell>
        </table:table-row>
        <table:table-row table:style-name="ro1">
          <table:table-cell table:number-columns-repeated="10"/>
          <table:table-cell office:value-type="float" office:value="0.55">
            <text:p>0,55</text:p>
          </table:table-cell>
          <table:table-cell table:formula="of:=SQRT(([.K14]+[.K15])/2)/SQRT(([.K14]+[.K13])/2)" office:value-type="float" office:value="0.757936728959867">
            <text:p>0,76</text:p>
          </table:table-cell>
        </table:table-row>
        <table:table-row table:style-name="ro1">
          <table:table-cell table:number-columns-repeated="10"/>
          <table:table-cell office:value-type="float" office:value="0.26">
            <text:p>0,26</text:p>
          </table:table-cell>
          <table:table-cell table:formula="of:=SQRT(([.K15]+[.K16])/2)/SQRT(([.K15]+[.K14])/2)" office:value-type="float" office:value="0.566557723732532">
            <text:p>0,57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7.45">
            <text:p>7,45</text:p>
          </table:table-cell>
          <table:table-cell table:formula="of:=0.05" office:value-type="float" office:value="0.05">
            <text:p>0,0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.7">
            <text:p>0,7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2lnh</text:p>
          </table:table-cell>
          <table:table-cell table:formula="of:=2*LN(([.C17]+[.C19])/[.C18])" office:value-type="float" office:value="6.1116434121352">
            <text:p>6,11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formula="of:=SQRT([.C17]^2 -[.C18]^2)" office:value-type="float" office:value="7.41704118904567">
            <text:p>7,42</text:p>
          </table:table-cell>
          <table:table-cell table:formula="of:=[.C19]*SQRT(([.D17]/[.C17])^2 + ([.D18]/[.C18])^2)" office:value-type="float" office:value="0.532122118813232">
            <text:p>0,53</text:p>
          </table:table-cell>
          <table:table-cell table:number-columns-repeated="6"/>
          <table:table-cell table:style-name="Default"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8">08.01.2010</text:date>, <text:time>08:44:5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7T18:30:43</meta:creation-date>
    <dc:date>2010-01-08T08:44:58</dc:date>
    <meta:editing-duration>PT02H20M00S</meta:editing-duration>
    <meta:editing-cycles>6</meta:editing-cycles>
    <meta:generator>OpenOffice.org/3.1$Linux OpenOffice.org_project/310m19$Build-9420</meta:generator>
    <meta:document-statistic meta:table-count="3" meta:cell-count="73" meta:object-count="0"/>
  </office:meta>
</office:document-meta>
</file>